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2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8"/>
        <table:table-column table:style-name="co2" table:default-cell-style-name="ce29"/>
        <table:table-column table:style-name="co2" table:default-cell-style-name="ce11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[h]</text:p>
          </table:table-cell>
          <table:table-cell table:style-name="ce26" office:value-type="string" calcext:value-type="string">
            <text:p>Description</text:p>
          </table:table-cell>
          <table:table-cell table:style-name="ce12"/>
        </table:table-row>
        <table:table-row table:style-name="ro1">
          <table:table-cell table:style-name="ce16" office:value-type="date" office:date-value="2025-02-24" calcext:value-type="date">
            <text:p>2025-02-24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5" calcext:value-type="date">
            <text:p>2025-02-25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6" calcext:value-type="date">
            <text:p>2025-02-26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7" calcext:value-type="date">
            <text:p>2025-02-2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8" calcext:value-type="date">
            <text:p>2025-02-2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1" calcext:value-type="date">
            <text:p>2025-03-0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2" calcext:value-type="date">
            <text:p>2025-03-0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3" calcext:value-type="date">
            <text:p>2025-03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4" calcext:value-type="date">
            <text:p>2025-03-04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5" calcext:value-type="date">
            <text:p>2025-03-05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Studied papers; Met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06" calcext:value-type="date">
            <text:p>2025-03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7" calcext:value-type="date">
            <text:p>2025-03-0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Acquired UrbanVehicle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08" calcext:value-type="date">
            <text:p>2025-03-08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Studied papers; Searched for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3-09" calcext:value-type="date">
            <text:p>2025-03-09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udied papers; Looked for datasets and code-bases</text:p>
          </table:table-cell>
          <table:table-cell table:style-name="ce12"/>
        </table:table-row>
        <table:table-row table:style-name="ro2">
          <table:table-cell table:style-name="ce16" office:value-type="date" office:date-value="2025-03-10" calcext:value-type="date">
            <text:p>2025-03-10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Studied papers; Contacted researchers; Started exploring datasets</text:p>
          </table:table-cell>
          <table:table-cell table:style-name="ce12"/>
        </table:table-row>
        <table:table-row table:style-name="ro1">
          <table:table-cell table:style-name="ce16" office:value-type="date" office:date-value="2025-03-11" calcext:value-type="date">
            <text:p>2025-03-1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Explored VehicleTraj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12" calcext:value-type="date">
            <text:p>2025-03-1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3" calcext:value-type="date">
            <text:p>2025-03-13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Worked on implementation strategy</text:p>
          </table:table-cell>
          <table:table-cell table:style-name="ce12"/>
        </table:table-row>
        <table:table-row table:style-name="ro1">
          <table:table-cell table:style-name="ce16" office:value-type="date" office:date-value="2025-03-14" calcext:value-type="date">
            <text:p>2025-03-14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out the map-matching library</text:p>
          </table:table-cell>
          <table:table-cell table:style-name="ce12"/>
        </table:table-row>
        <table:table-row table:style-name="ro2">
          <table:table-cell table:style-name="ce16" office:value-type="date" office:date-value="2025-03-15" calcext:value-type="date">
            <text:p>2025-03-1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Wrote scripts to partition dataset; Communicated with Thomas</text:p>
          </table:table-cell>
          <table:table-cell table:style-name="ce12"/>
        </table:table-row>
        <table:table-row table:style-name="ro2">
          <table:table-cell table:style-name="ce16" office:value-type="date" office:date-value="2025-03-16" calcext:value-type="date">
            <text:p>2025-03-1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Tried installing Fast Map Matching; Communicated with Tomas and Cologne chinese researcher</text:p>
          </table:table-cell>
          <table:table-cell table:style-name="ce12"/>
        </table:table-row>
        <table:table-row table:style-name="ro1">
          <table:table-cell table:style-name="ce16" office:value-type="date" office:date-value="2025-03-17" calcext:value-type="date">
            <text:p>2025-03-17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arted implementation; Communicated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8" calcext:value-type="date">
            <text:p>2025-03-18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centralised offline clustering</text:p>
          </table:table-cell>
          <table:table-cell table:style-name="ce12"/>
        </table:table-row>
        <table:table-row table:style-name="ro1">
          <table:table-cell table:style-name="ce16" office:value-type="date" office:date-value="2025-03-19" calcext:value-type="date">
            <text:p>2025-03-1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ixed errors and re-read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20" calcext:value-type="date">
            <text:p>2025-03-20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Finished centralised offline clustering implementation</text:p>
          </table:table-cell>
          <table:table-cell table:style-name="ce12"/>
        </table:table-row>
        <table:table-row table:style-name="ro1">
          <table:table-cell table:style-name="ce16" office:value-type="date" office:date-value="2025-03-21" calcext:value-type="date">
            <text:p>2025-03-21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2" calcext:value-type="date">
            <text:p>2025-03-2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Defined Bachelor’s thesis section titles</text:p>
          </table:table-cell>
          <table:table-cell table:style-name="ce12"/>
        </table:table-row>
        <table:table-row table:style-name="ro1">
          <table:table-cell table:style-name="ce16" office:value-type="date" office:date-value="2025-03-23" calcext:value-type="date">
            <text:p>2025-03-2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4" calcext:value-type="date">
            <text:p>2025-03-24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Implemented tests and refactored project structure</text:p>
          </table:table-cell>
          <table:table-cell table:style-name="ce12"/>
        </table:table-row>
        <table:table-row table:style-name="ro1">
          <table:table-cell table:style-name="ce16" office:value-type="date" office:date-value="2025-03-25" calcext:value-type="date">
            <text:p>2025-03-2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evaluation metrics</text:p>
          </table:table-cell>
          <table:table-cell table:style-name="ce12"/>
        </table:table-row>
        <table:table-row table:style-name="ro2">
          <table:table-cell table:style-name="ce16" office:value-type="date" office:date-value="2025-03-26" calcext:value-type="date">
            <text:p>2025-03-2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Researched GPS reverse-engineering</text:p>
          </table:table-cell>
          <table:table-cell table:style-name="ce12"/>
        </table:table-row>
        <table:table-row table:style-name="ro1">
          <table:table-cell table:style-name="ce16" office:value-type="date" office:date-value="2025-03-27" calcext:value-type="date">
            <text:p>2025-03-27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8" calcext:value-type="date">
            <text:p>2025-03-28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Analyzed dataset</text:p>
          </table:table-cell>
          <table:table-cell table:style-name="ce12"/>
        </table:table-row>
        <table:table-row table:style-name="ro2">
          <table:table-cell table:style-name="ce16" office:value-type="date" office:date-value="2025-03-29" calcext:value-type="date">
            <text:p>2025-03-2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Added Jupyter Notebook; Explored road graph; Studied across-region merging, as well as region partitioning</text:p>
          </table:table-cell>
          <table:table-cell table:style-name="ce12"/>
        </table:table-row>
        <table:table-row table:style-name="ro1">
          <table:table-cell table:style-name="ce16" office:value-type="date" office:date-value="2025-03-30" calcext:value-type="date">
            <text:p>2025-03-30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Explored region partitioning (Kmeans)</text:p>
          </table:table-cell>
          <table:table-cell table:style-name="ce12"/>
        </table:table-row>
        <table:table-row table:style-name="ro3">
          <table:table-cell table:style-name="ce16" office:value-type="date" office:date-value="2025-03-31" calcext:value-type="date">
            <text:p>2025-03-3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12"/>
        </table:table-row>
        <table:table-row table:style-name="ro1">
          <table:table-cell table:style-name="ce16" office:value-type="date" office:date-value="2025-04-01" calcext:value-type="date">
            <text:p>2025-04-0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reverse-engineering GPS coordinates</text:p>
          </table:table-cell>
          <table:table-cell table:style-name="ce12"/>
        </table:table-row>
        <table:table-row table:style-name="ro3">
          <table:table-cell table:style-name="ce16" office:value-type="date" office:date-value="2025-04-02" calcext:value-type="date">
            <text:p>2025-04-0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12"/>
        </table:table-row>
        <table:table-row table:style-name="ro2">
          <table:table-cell table:style-name="ce16" office:value-type="date" office:date-value="2025-04-03" calcext:value-type="date">
            <text:p>2025-04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Further tried reverse-engineering GPS coordinates</text:p>
          </table:table-cell>
          <table:table-cell table:style-name="ce12"/>
        </table:table-row>
        <table:table-row table:style-name="ro1">
          <table:table-cell table:style-name="ce16" office:value-type="date" office:date-value="2025-04-04" calcext:value-type="date">
            <text:p>2025-04-0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05" calcext:value-type="date">
            <text:p>2025-04-05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Set up and explored servers</text:p>
          </table:table-cell>
          <table:table-cell table:style-name="ce12"/>
        </table:table-row>
        <table:table-row table:style-name="ro1">
          <table:table-cell table:style-name="ce16" office:value-type="date" office:date-value="2025-04-06" calcext:value-type="date">
            <text:p>2025-04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2">
          <table:table-cell table:style-name="ce16" office:value-type="date" office:date-value="2025-04-07" calcext:value-type="date">
            <text:p>2025-04-07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verse-engineered GPS coordinates and partitioned regions</text:p>
          </table:table-cell>
          <table:table-cell table:style-name="ce12"/>
        </table:table-row>
        <table:table-row table:style-name="ro4">
          <table:table-cell table:style-name="ce16" office:value-type="date" office:date-value="2025-04-08" calcext:value-type="date">
            <text:p>2025-04-08</text:p>
          </table:table-cell>
          <table:table-cell table:style-name="ce24" office:value-type="float" office:value="5.5" calcext:value-type="float">
            <text:p>5.5</text:p>
          </table:table-cell>
          <table:table-cell table:style-name="ce27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12"/>
        </table:table-row>
        <table:table-row table:style-name="ro2">
          <table:table-cell table:style-name="ce16" office:value-type="date" office:date-value="2025-04-09" calcext:value-type="date">
            <text:p>2025-04-0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Defined auxillary regions manually based on camera closeness to region boundaries; Wrote notes</text:p>
          </table:table-cell>
          <table:table-cell table:style-name="ce12" office:value-type="string" calcext:value-type="string">
            <text:p>Distributed dataset to regions and auxillary regions based on time</text:p>
          </table:table-cell>
        </table:table-row>
        <table:table-row table:style-name="ro2">
          <table:table-cell table:style-name="ce16" office:value-type="date" office:date-value="2025-04-10" calcext:value-type="date">
            <text:p>2025-04-10</text:p>
          </table:table-cell>
          <table:table-cell table:style-name="ce24" office:value-type="float" office:value="2.75" calcext:value-type="float">
            <text:p>2.75</text:p>
          </table:table-cell>
          <table:table-cell table:style-name="ce27" office:value-type="string" calcext:value-type="string">
            <text:p>Map Matching of ground-truth trajectories</text:p>
          </table:table-cell>
          <table:table-cell table:style-name="ce12" office:value-type="string" calcext:value-type="string">
            <text:p>Compared Map Matching of ground-truth trajectories and trajectories recovered from their annotated records</text:p>
          </table:table-cell>
        </table:table-row>
        <table:table-row table:style-name="ro3">
          <table:table-cell table:style-name="ce16" office:value-type="date" office:date-value="2025-04-11" calcext:value-type="date">
            <text:p>2025-04-11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12"/>
        </table:table-row>
        <table:table-row table:style-name="ro1">
          <table:table-cell table:style-name="ce16" office:value-type="date" office:date-value="2025-04-12" calcext:value-type="date">
            <text:p>2025-04-12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3" calcext:value-type="date">
            <text:p>2025-04-1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4" calcext:value-type="date">
            <text:p>2025-04-1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5">
          <table:table-cell table:style-name="ce16" office:value-type="date" office:date-value="2025-04-15" calcext:value-type="date">
            <text:p>2025-04-15</text:p>
          </table:table-cell>
          <table:table-cell table:style-name="ce24" office:value-type="float" office:value="3.25" calcext:value-type="float">
            <text:p>3.25</text:p>
          </table:table-cell>
          <table:table-cell table:style-name="ce27" office:value-type="string" calcext:value-type="string">
            <text:p>Refactored code to use OSMnx road graph; Adapted region partitioning flooding algorithm</text:p>
          </table:table-cell>
          <table:table-cell table:style-name="ce12"/>
        </table:table-row>
        <table:table-row table:style-name="ro3">
          <table:table-cell table:style-name="ce16" office:value-type="date" office:date-value="2025-04-16" calcext:value-type="date">
            <text:p>2025-04-16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factored project structure; Checked correctness of sections of code; Map matched records; Compared map matched records with trajectory ground-truth</text:p>
          </table:table-cell>
          <table:table-cell table:style-name="ce12"/>
        </table:table-row>
        <table:table-row table:style-name="ro5">
          <table:table-cell table:style-name="ce16" office:value-type="date" office:date-value="2025-04-17" calcext:value-type="date">
            <text:p>2025-04-17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Prepared for Meeting with Thomas; 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4-18" calcext:value-type="date">
            <text:p>2025-04-1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9" calcext:value-type="date">
            <text:p>2025-04-19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0" calcext:value-type="date">
            <text:p>2025-04-20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4">
          <table:table-cell table:style-name="ce16" office:value-type="date" office:date-value="2025-04-21" calcext:value-type="date">
            <text:p>2025-04-21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Wrote scripts to generate datasets of different sizes; Refactored region partitioning to use undirected graph and to output partitioning to file; Refactored other scripts to accept parameters</text:p>
          </table:table-cell>
          <table:table-cell table:style-name="ce12"/>
        </table:table-row>
        <table:table-row table:style-name="ro5">
          <table:table-cell table:style-name="ce16" office:value-type="date" office:date-value="2025-04-22" calcext:value-type="date">
            <text:p>2025-04-22</text:p>
          </table:table-cell>
          <table:table-cell table:style-name="ce24" office:value-type="float" office:value="3.25" calcext:value-type="float">
            <text:p>3.25</text:p>
          </table:table-cell>
          <table:table-cell table:style-name="ce27" office:value-type="string" calcext:value-type="string">
            <text:p>Added map matching to centralised offline clustering implementation; Refactored code</text:p>
          </table:table-cell>
          <table:table-cell table:style-name="ce12"/>
        </table:table-row>
        <table:table-row table:style-name="ro1">
          <table:table-cell table:style-name="ce16" office:value-type="date" office:date-value="2025-04-23" calcext:value-type="date">
            <text:p>2025-04-2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4" calcext:value-type="date">
            <text:p>2025-04-24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Prepared for Meeting with Thomas</text:p>
          </table:table-cell>
          <table:table-cell table:style-name="ce12"/>
        </table:table-row>
        <table:table-row table:style-name="ro5">
          <table:table-cell table:style-name="ce16" office:value-type="date" office:date-value="2025-04-25" calcext:value-type="date">
            <text:p>2025-04-25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Prepared for Meeting with Thomas; Finished centralised offline system; 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4-26" calcext:value-type="date">
            <text:p>2025-04-2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7" calcext:value-type="date">
            <text:p>2025-04-27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5">
          <table:table-cell table:style-name="ce16" office:value-type="date" office:date-value="2025-04-28" calcext:value-type="date">
            <text:p>2025-04-28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Trajectory Performance-Metrics implemented; Refactored code</text:p>
          </table:table-cell>
          <table:table-cell table:style-name="ce12"/>
        </table:table-row>
        <table:table-row table:style-name="ro1">
          <table:table-cell table:style-name="ce16" office:value-type="date" office:date-value="2025-04-29" calcext:value-type="date">
            <text:p>2025-04-29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30" calcext:value-type="date">
            <text:p>2025-04-30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searched ZeroMQ and gRPC</text:p>
          </table:table-cell>
          <table:table-cell table:style-name="ce12"/>
        </table:table-row>
        <table:table-row table:style-name="ro3">
          <table:table-cell table:style-name="ce16" office:value-type="date" office:date-value="2025-05-01" calcext:value-type="date">
            <text:p>2025-05-01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STLC metric and fixed small bugs; Opened mappymatch issue regarding failed map-matching</text:p>
          </table:table-cell>
          <table:table-cell table:style-name="ce12"/>
        </table:table-row>
        <table:table-row table:style-name="ro1">
          <table:table-cell table:style-name="ce16" office:value-type="date" office:date-value="2025-05-02" calcext:value-type="date">
            <text:p>2025-05-0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searched ZeroMQ and gRPC</text:p>
          </table:table-cell>
          <table:table-cell table:style-name="ce12"/>
        </table:table-row>
        <table:table-row table:style-name="ro5">
          <table:table-cell table:style-name="ce16" office:value-type="date" office:date-value="2025-05-03" calcext:value-type="date">
            <text:p>2025-05-03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Refactored and checked notebooks; Researched ZeroMQ and gRPC</text:p>
          </table:table-cell>
          <table:table-cell table:style-name="ce12"/>
        </table:table-row>
        <table:table-row table:style-name="ro5">
          <table:table-cell table:style-name="ce16" office:value-type="date" office:date-value="2025-05-04" calcext:value-type="date">
            <text:p>2025-05-04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Refactored and checked notebooks; Researched ZeroMQ and gRPC; Started distributed offline system</text:p>
          </table:table-cell>
          <table:table-cell table:style-name="ce12"/>
        </table:table-row>
        <table:table-row table:style-name="ro1">
          <table:table-cell table:style-name="ce16" office:value-type="date" office:date-value="2025-05-05" calcext:value-type="date">
            <text:p>2025-05-05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3">
          <table:table-cell table:style-name="ce16" office:value-type="date" office:date-value="2025-05-06" calcext:value-type="date">
            <text:p>2025-05-06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Refactored IDs; Implemented Edge Server processing; Defined ProtoBuf schemas and tested it out; Implemented Region class</text:p>
          </table:table-cell>
          <table:table-cell table:style-name="ce12"/>
        </table:table-row>
        <table:table-row table:style-name="ro4">
          <table:table-cell table:style-name="ce16" office:value-type="date" office:date-value="2025-05-07" calcext:value-type="date">
            <text:p>2025-05-07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Finished defining ProtoBuf schemas; Finished Edge Servers with ZeroMQ communication and ProtoBuf serialization; Started Cloud Server and implemented ZeroMQ communication and ProtoBuf deserialization</text:p>
          </table:table-cell>
          <table:table-cell table:style-name="ce12"/>
        </table:table-row>
        <table:table-row table:style-name="ro1">
          <table:table-cell table:style-name="ce16" office:value-type="date" office:date-value="2025-05-08" calcext:value-type="date">
            <text:p>2025-05-08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5-09" calcext:value-type="date">
            <text:p>2025-05-09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Tried unifying record and cluster types</text:p>
          </table:table-cell>
          <table:table-cell table:style-name="ce12"/>
        </table:table-row>
        <table:table-row table:style-name="ro5">
          <table:table-cell table:style-name="ce16" office:value-type="date" office:date-value="2025-05-10" calcext:value-type="date">
            <text:p>2025-05-10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Unified record and cluster types and refactored code to use it</text:p>
          </table:table-cell>
          <table:table-cell table:style-name="ce12"/>
        </table:table-row>
        <table:table-row table:style-name="ro1">
          <table:table-cell table:style-name="ce16" office:value-type="date" office:date-value="2025-05-11" calcext:value-type="date">
            <text:p>2025-05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2" calcext:value-type="date">
            <text:p>2025-05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3" calcext:value-type="date">
            <text:p>2025-05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4" calcext:value-type="date">
            <text:p>2025-05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5" calcext:value-type="date">
            <text:p>2025-05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6" calcext:value-type="date">
            <text:p>2025-05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7" calcext:value-type="date">
            <text:p>2025-05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8" calcext:value-type="date">
            <text:p>2025-05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9" calcext:value-type="date">
            <text:p>2025-05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0" calcext:value-type="date">
            <text:p>2025-05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1" calcext:value-type="date">
            <text:p>2025-05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2" calcext:value-type="date">
            <text:p>2025-05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3" calcext:value-type="date">
            <text:p>2025-05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4" calcext:value-type="date">
            <text:p>2025-05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5" calcext:value-type="date">
            <text:p>2025-05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6" calcext:value-type="date">
            <text:p>2025-05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7" calcext:value-type="date">
            <text:p>2025-05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8" calcext:value-type="date">
            <text:p>2025-05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9" calcext:value-type="date">
            <text:p>2025-05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0" calcext:value-type="date">
            <text:p>2025-05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1" calcext:value-type="date">
            <text:p>2025-05-3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1" calcext:value-type="date">
            <text:p>2025-06-0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2" calcext:value-type="date">
            <text:p>2025-06-0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3" calcext:value-type="date">
            <text:p>2025-06-0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4" calcext:value-type="date">
            <text:p>2025-06-0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5" calcext:value-type="date">
            <text:p>2025-06-0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6" calcext:value-type="date">
            <text:p>2025-06-0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7" calcext:value-type="date">
            <text:p>2025-06-0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8" calcext:value-type="date">
            <text:p>2025-06-0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9" calcext:value-type="date">
            <text:p>2025-06-0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0" calcext:value-type="date">
            <text:p>2025-06-1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1" calcext:value-type="date">
            <text:p>2025-06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2" calcext:value-type="date">
            <text:p>2025-06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3" calcext:value-type="date">
            <text:p>2025-06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4" calcext:value-type="date">
            <text:p>2025-06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5" calcext:value-type="date">
            <text:p>2025-06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6" calcext:value-type="date">
            <text:p>2025-06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7" calcext:value-type="date">
            <text:p>2025-06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8" calcext:value-type="date">
            <text:p>2025-06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9" calcext:value-type="date">
            <text:p>2025-06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0" calcext:value-type="date">
            <text:p>2025-06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1" calcext:value-type="date">
            <text:p>2025-06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2" calcext:value-type="date">
            <text:p>2025-06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3" calcext:value-type="date">
            <text:p>2025-06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4" calcext:value-type="date">
            <text:p>2025-06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5" calcext:value-type="date">
            <text:p>2025-06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6" calcext:value-type="date">
            <text:p>2025-06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7" calcext:value-type="date">
            <text:p>2025-06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8" calcext:value-type="date">
            <text:p>2025-06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9" calcext:value-type="date">
            <text:p>2025-06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30" calcext:value-type="date">
            <text:p>2025-06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7" office:value-type="string" calcext:value-type="string">
            <text:p>Total [h]</text:p>
          </table:table-cell>
          <table:table-cell table:style-name="ce24" table:formula="of:=SUM([.B2:.B128])" office:value-type="float" office:value="178.75" calcext:value-type="float">
            <text:p>178.75</text:p>
          </table:table-cell>
          <table:table-cell table:style-name="ce28"/>
          <table:table-cell table:style-name="ce12"/>
        </table:table-row>
        <table:table-row table:style-name="ro1">
          <table:table-cell table:style-name="ce17" office:value-type="string" calcext:value-type="string">
            <text:p>Average [h]</text:p>
          </table:table-cell>
          <table:table-cell table:style-name="ce25" table:formula="of:=[.B129]/COUNTIF([.B2:.B128];&quot;&lt;&gt;&quot;)" office:value-type="float" office:value="2.35197368421053" calcext:value-type="float">
            <text:p>2.35</text:p>
          </table:table-cell>
          <table:table-cell table:style-name="ce28"/>
          <table:table-cell table:style-name="ce12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 style:data-style-name="N2" text:time-value="16:04:06.6481374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5-10T16:05:59.983765280</dc:date>
    <meta:editing-duration>PT2H26M28S</meta:editing-duration>
    <meta:editing-cycles>88</meta:editing-cycles>
    <meta:generator>LibreOffice/24.2.7.2$Linux_X86_64 LibreOffice_project/420$Build-2</meta:generator>
    <meta:document-statistic meta:table-count="1" meta:cell-count="270" meta:object-count="0"/>
  </office:meta>
</office:document-meta>
</file>